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rsid="0003a3a5" officeooo:paragraph-rsid="0003a3a5"/>
    </style:style>
    <style:style style:name="P5" style:family="paragraph" style:parent-style-name="Text_20_body">
      <style:text-properties officeooo:rsid="00076921" officeooo:paragraph-rsid="00076921"/>
    </style:style>
    <style:style style:name="T1" style:family="text">
      <style:text-properties officeooo:rsid="0005cbac"/>
    </style:style>
    <style:style style:name="T2" style:family="text">
      <style:text-properties officeooo:rsid="0007692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cbac" style:font-weight-asian="bold" style:font-weight-complex="bold"/>
    </style:style>
    <style:style style:name="T5" style:family="text">
      <style:text-properties fo:font-weight="bold" officeooo:rsid="0007692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6921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React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05_3132634177" text:style-name="Index_20_Link" text:visited-style-name="Index_20_Link">Introducción<text:tab/>1</text:a></text:p>
        </text:index-body>
      </text:table-of-content>
      <text:p text:style-name="P4"/>
      <text:h text:style-name="P2" text:outline-level="1"/>
      <text:h text:style-name="P3" text:outline-level="1"><text:bookmark-start text:name="__RefHeading___Toc105_3132634177"/>Introducción<text:bookmark-end text:name="__RefHeading___Toc105_3132634177"/></text:h>
      <text:p text:style-name="Text_20_body">Nos va a <text:span text:style-name="T3">facilitar el trabajo </text:span><text:span text:style-name="T7">de desarrollo de</text:span><text:span text:style-name="T5"> aplicaciones de una sola página</text:span><text:span text:style-name="T3"> </text:span><text:span text:style-name="T7">a la hora de</text:span> crear interfaces de usuario. Es mantenido por Facebook y la comunidad de software libre. pero es necesario aprender primero <text:span text:style-name="T3">JavaScript</text:span>. <text:span text:style-name="T1">Debemos tener </text:span><text:span text:style-name="T4">node.js</text:span><text:span text:style-name="T1"> instalado, la mejor forma es instalar </text:span><text:span text:style-name="T4">nvm</text:span><text:span text:style-name="T1"> y una vez instalado instala</text:span><text:span text:style-name="T2">re</text:span><text:span text:style-name="T1">mos </text:span><text:span text:style-name="T4">node.js.</text:span><text:span text:style-name="T1">. </text:span></text:p>
      <text:p text:style-name="P5">Necesitamos <text:span text:style-name="T3">node.js</text:span> ya que vamos a utilizar su gestor de paquetes <text:span text:style-name="T3">npm</text:span> que se instala junto a <text:span text:style-name="T3">node.js</text:span>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5T20:31:34.861195262</meta:creation-date>
    <dc:date>2022-02-05T20:45:47.781018532</dc:date>
    <meta:editing-duration>PT14M12S</meta:editing-duration>
    <meta:editing-cycles>3</meta:editing-cycles>
    <meta:generator>LibreOffice/7.2.5.2$Linux_X86_64 LibreOffice_project/20$Build-2</meta:generator>
    <meta:document-statistic meta:table-count="0" meta:image-count="0" meta:object-count="0" meta:page-count="2" meta:paragraph-count="6" meta:word-count="78" meta:character-count="477" meta:non-whitespace-character-count="404"/>
  </office:meta>
</office:document-meta>
</file>